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7.6493"/>
          <table:table-cell office:value-type="float" office:value="0.31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1.0"/>
          <table:table-cell office:value-type="float" office:value="337.0"/>
          <table:table-cell office:value-type="float" office:value="7307.0"/>
          <table:table-cell office:value-type="float" office:value="24564.0"/>
          <table:table-cell office:value-type="float" office:value="355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84.0"/>
          <table:table-cell office:value-type="float" office:value="64167.0"/>
          <table:table-cell office:value-type="float" office:value="56617.0"/>
          <table:table-cell office:value-type="float" office:value="42047.0"/>
          <table:table-cell office:value-type="float" office:value="11231.0"/>
          <table:table-cell office:value-type="float" office:value="21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7.52571"/>
          <table:table-cell office:value-type="float" office:value="0.4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7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312.0"/>
          <table:table-cell office:value-type="float" office:value="55527.0"/>
          <table:table-cell office:value-type="float" office:value="40339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7.66558"/>
          <table:table-cell office:value-type="float" office:value="0.72"/>
          <table:table-cell office:value-type="float" office:value="0.05"/>
          <table:table-cell office:value-type="float" office:value="888.0"/>
          <table:table-cell office:value-type="float" office:value="0.0"/>
          <table:table-cell office:value-type="float" office:value="14.0"/>
          <table:table-cell office:value-type="float" office:value="475.0"/>
          <table:table-cell office:value-type="float" office:value="1592.0"/>
          <table:table-cell office:value-type="float" office:value="7307.0"/>
          <table:table-cell office:value-type="float" office:value="24576.0"/>
          <table:table-cell office:value-type="float" office:value="3562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84.0"/>
          <table:table-cell office:value-type="float" office:value="64167.0"/>
          <table:table-cell office:value-type="float" office:value="56617.0"/>
          <table:table-cell office:value-type="float" office:value="42047.0"/>
          <table:table-cell office:value-type="float" office:value="11231.0"/>
          <table:table-cell office:value-type="float" office:value="21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7.51147"/>
          <table:table-cell office:value-type="float" office:value="0.5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5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311.0"/>
          <table:table-cell office:value-type="float" office:value="55526.0"/>
          <table:table-cell office:value-type="float" office:value="40339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7.66728"/>
          <table:table-cell office:value-type="float" office:value="0.395"/>
          <table:table-cell office:value-type="float" office:value="0.04"/>
          <table:table-cell office:value-type="float" office:value="273.0"/>
          <table:table-cell office:value-type="float" office:value="0.0"/>
          <table:table-cell office:value-type="float" office:value="7.0"/>
          <table:table-cell office:value-type="float" office:value="415.0"/>
          <table:table-cell office:value-type="float" office:value="833.0"/>
          <table:table-cell office:value-type="float" office:value="7307.0"/>
          <table:table-cell office:value-type="float" office:value="24569.0"/>
          <table:table-cell office:value-type="float" office:value="355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84.0"/>
          <table:table-cell office:value-type="float" office:value="64167.0"/>
          <table:table-cell office:value-type="float" office:value="56617.0"/>
          <table:table-cell office:value-type="float" office:value="42047.0"/>
          <table:table-cell office:value-type="float" office:value="11231.0"/>
          <table:table-cell office:value-type="float" office:value="217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